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0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 style:data-style-name="N2">
      <style:table-cell-properties fo:padding="0.071cm"/>
    </style:style>
    <style:style style:name="ce1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округ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балл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2" calcext:value-type="float">
            <text:p>782</text:p>
          </table:table-cell>
          <table:table-cell table:number-columns-repeated="2"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2"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2"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2" calcext:value-type="float">
            <text:p>542</text:p>
          </table:table-cell>
          <table:table-cell table:number-columns-repeated="2"/>
          <table:table-cell table:style-name="ce8"/>
          <table:table-cell table:number-columns-repeated="57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8" calcext:value-type="float">
            <text:p>9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71" calcext:value-type="float">
            <text:p>7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2" calcext:value-type="float">
            <text:p>7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53" calcext:value-type="float">
            <text:p>7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2" calcext:value-type="float">
            <text:p>7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7" calcext:value-type="float">
            <text:p>4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10" calcext:value-type="float">
            <text:p>5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57" calcext:value-type="float">
            <text:p>9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5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6" calcext:value-type="float">
            <text:p>84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5" calcext:value-type="float">
            <text:p>5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8" calcext:value-type="float">
            <text:p>9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1" calcext:value-type="float">
            <text:p>8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2" calcext:value-type="float">
            <text:p>7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6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1" calcext:value-type="float">
            <text:p>84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8" calcext:value-type="float">
            <text:p>5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9" calcext:value-type="float">
            <text:p>5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2" calcext:value-type="float">
            <text:p>4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0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3" calcext:value-type="float">
            <text:p>5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4" calcext:value-type="float">
            <text:p>56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1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4" calcext:value-type="float">
            <text:p>4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7" calcext:value-type="float">
            <text:p>7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2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0" calcext:value-type="float">
            <text:p>6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8" calcext:value-type="float">
            <text:p>7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0" calcext:value-type="float">
            <text:p>7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1" calcext:value-type="float">
            <text:p>9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1" calcext:value-type="float">
            <text:p>5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9" calcext:value-type="float">
            <text:p>8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4" calcext:value-type="float">
            <text:p>3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6" calcext:value-type="float">
            <text:p>69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7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7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1" calcext:value-type="float">
            <text:p>4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3" calcext:value-type="float">
            <text:p>9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8" calcext:value-type="float">
            <text:p>6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1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18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8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51" calcext:value-type="float">
            <text:p>8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5" calcext:value-type="float">
            <text:p>5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9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1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1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1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19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19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0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39" calcext:value-type="float">
            <text:p>7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2" calcext:value-type="float">
            <text:p>5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1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2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2" calcext:value-type="float">
            <text:p>7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58" calcext:value-type="float">
            <text:p>8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2" calcext:value-type="float">
            <text:p>9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40" calcext:value-type="float">
            <text:p>8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7" calcext:value-type="float">
            <text:p>6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1" calcext:value-type="float">
            <text:p>7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2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5" calcext:value-type="float">
            <text:p>7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5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06" calcext:value-type="float">
            <text:p>7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6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6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5" calcext:value-type="float">
            <text:p>8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6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7" calcext:value-type="float">
            <text:p>5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7" calcext:value-type="float">
            <text:p>8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7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7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93" calcext:value-type="float">
            <text:p>8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9" calcext:value-type="float">
            <text:p>7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28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3" calcext:value-type="float">
            <text:p>8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8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8" calcext:value-type="float">
            <text:p>9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8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2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3" calcext:value-type="float">
            <text:p>7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2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2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29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29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2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0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2" calcext:value-type="float">
            <text:p>5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0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0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0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0" calcext:value-type="float">
            <text:p>8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31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5" calcext:value-type="float">
            <text:p>5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5" calcext:value-type="float">
            <text:p>6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1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2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2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9" calcext:value-type="float">
            <text:p>8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4" calcext:value-type="float">
            <text:p>8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0" calcext:value-type="float">
            <text:p>8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3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3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7" calcext:value-type="float">
            <text:p>6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4" calcext:value-type="float">
            <text:p>6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4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4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4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4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6" calcext:value-type="float">
            <text:p>9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0" calcext:value-type="float">
            <text:p>8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18" calcext:value-type="float">
            <text:p>7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21" calcext:value-type="float">
            <text:p>9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5" calcext:value-type="float">
            <text:p>8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7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91" calcext:value-type="float">
            <text:p>5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37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7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3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46" calcext:value-type="float">
            <text:p>54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2" calcext:value-type="float">
            <text:p>8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4" calcext:value-type="float">
            <text:p>4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8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4" calcext:value-type="float">
            <text:p>5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8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3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39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39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3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3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8" calcext:value-type="float">
            <text:p>5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0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0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7" calcext:value-type="float">
            <text:p>4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87" calcext:value-type="float">
            <text:p>7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8" calcext:value-type="float">
            <text:p>5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1" calcext:value-type="float">
            <text:p>6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2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5" calcext:value-type="float">
            <text:p>7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2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8" calcext:value-type="float">
            <text:p>8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2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19" calcext:value-type="float">
            <text:p>9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3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3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2" calcext:value-type="float">
            <text:p>7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4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4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5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4" calcext:value-type="float">
            <text:p>6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31" calcext:value-type="float">
            <text:p>7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9" calcext:value-type="float">
            <text:p>7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34" calcext:value-type="float">
            <text:p>9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5" calcext:value-type="float">
            <text:p>8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5" calcext:value-type="float">
            <text:p>8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4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4" calcext:value-type="float">
            <text:p>6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5" calcext:value-type="float">
            <text:p>7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8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8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4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4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49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04" calcext:value-type="float">
            <text:p>9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4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4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49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0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0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0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0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4" calcext:value-type="float">
            <text:p>55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68" calcext:value-type="float">
            <text:p>8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0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4" calcext:value-type="float">
            <text:p>5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1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7" calcext:value-type="float">
            <text:p>9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1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1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1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7" calcext:value-type="float">
            <text:p>7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32" calcext:value-type="float">
            <text:p>83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6" calcext:value-type="float">
            <text:p>3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2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9" calcext:value-type="float">
            <text:p>8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7" calcext:value-type="float">
            <text:p>8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6" calcext:value-type="float">
            <text:p>6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3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3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8" calcext:value-type="float">
            <text:p>6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7" calcext:value-type="float">
            <text:p>8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2" calcext:value-type="float">
            <text:p>7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4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8" calcext:value-type="float">
            <text:p>9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5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44" calcext:value-type="float">
            <text:p>6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1" calcext:value-type="float">
            <text:p>6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6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6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6" calcext:value-type="float">
            <text:p>8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94" calcext:value-type="float">
            <text:p>7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7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7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57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53" calcext:value-type="float">
            <text:p>5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58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9" calcext:value-type="float">
            <text:p>3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8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8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3" calcext:value-type="float">
            <text:p>9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61" calcext:value-type="float">
            <text:p>3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6" calcext:value-type="float">
            <text:p>7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5" calcext:value-type="float">
            <text:p>7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5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0" calcext:value-type="float">
            <text:p>7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59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5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5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62" calcext:value-type="float">
            <text:p>6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5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5" calcext:value-type="float">
            <text:p>6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3" calcext:value-type="float">
            <text:p>9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65" calcext:value-type="float">
            <text:p>7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1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1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1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9" calcext:value-type="float">
            <text:p>6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5" calcext:value-type="float">
            <text:p>6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2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2" calcext:value-type="float">
            <text:p>6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2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2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31" calcext:value-type="float">
            <text:p>3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3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3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3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4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7" calcext:value-type="float">
            <text:p>8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4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37" calcext:value-type="float">
            <text:p>3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1" calcext:value-type="float">
            <text:p>7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4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53" calcext:value-type="float">
            <text:p>8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3" calcext:value-type="float">
            <text:p>7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5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6" calcext:value-type="float">
            <text:p>6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5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6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6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6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5" calcext:value-type="float">
            <text:p>6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6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40" calcext:value-type="float">
            <text:p>9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24" calcext:value-type="float">
            <text:p>7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6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5" calcext:value-type="float">
            <text:p>8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7" calcext:value-type="float">
            <text:p>8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89" calcext:value-type="float">
            <text:p>4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6" calcext:value-type="float">
            <text:p>59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99" calcext:value-type="float">
            <text:p>8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6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4" calcext:value-type="float">
            <text:p>5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6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6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6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6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6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02" calcext:value-type="float">
            <text:p>6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0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15" calcext:value-type="float">
            <text:p>7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0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9" calcext:value-type="float">
            <text:p>5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0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0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97" calcext:value-type="float">
            <text:p>4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1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2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8" calcext:value-type="float">
            <text:p>8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2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4" calcext:value-type="float">
            <text:p>8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4" calcext:value-type="float">
            <text:p>8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9" calcext:value-type="float">
            <text:p>6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51" calcext:value-type="float">
            <text:p>5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708" calcext:value-type="float">
            <text:p>7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3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7" calcext:value-type="float">
            <text:p>7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3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6" calcext:value-type="float">
            <text:p>7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3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54" calcext:value-type="float">
            <text:p>75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3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56" calcext:value-type="float">
            <text:p>8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4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91" calcext:value-type="float">
            <text:p>8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73" calcext:value-type="float">
            <text:p>5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4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9" calcext:value-type="float">
            <text:p>6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4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03" calcext:value-type="float">
            <text:p>8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4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4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34" calcext:value-type="float">
            <text:p>6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4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4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4" calcext:value-type="float">
            <text:p>9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4" calcext:value-type="float">
            <text:p>7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6" calcext:value-type="float">
            <text:p>90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58" calcext:value-type="float">
            <text:p>7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22" calcext:value-type="float">
            <text:p>9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77" calcext:value-type="float">
            <text:p>6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5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5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5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2" calcext:value-type="float">
            <text:p>48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6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6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4" calcext:value-type="float">
            <text:p>62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6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6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4" calcext:value-type="float">
            <text:p>5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02" calcext:value-type="float">
            <text:p>8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7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773" calcext:value-type="float">
            <text:p>7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7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99" calcext:value-type="float">
            <text:p>7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7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7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7" calcext:value-type="float">
            <text:p>7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05" calcext:value-type="float">
            <text:p>9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8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97" calcext:value-type="float">
            <text:p>6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8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78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10" calcext:value-type="float">
            <text:p>7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8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7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69" calcext:value-type="float">
            <text:p>5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7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79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15" calcext:value-type="float">
            <text:p>61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7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7" calcext:value-type="float">
            <text:p>8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7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7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4" calcext:value-type="float">
            <text:p>9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7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28" calcext:value-type="float">
            <text:p>8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0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75" calcext:value-type="float">
            <text:p>6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0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53" calcext:value-type="float">
            <text:p>6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0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6" calcext:value-type="float">
            <text:p>5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11" calcext:value-type="float">
            <text:p>81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71" calcext:value-type="float">
            <text:p>4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1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1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9" calcext:value-type="float">
            <text:p>6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1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1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58" calcext:value-type="float">
            <text:p>6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16" calcext:value-type="float">
            <text:p>9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2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37" calcext:value-type="float">
            <text:p>9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2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3" calcext:value-type="float">
            <text:p>8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2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2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26" calcext:value-type="float">
            <text:p>6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83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29" calcext:value-type="float">
            <text:p>7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08" calcext:value-type="float">
            <text:p>8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3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3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9" calcext:value-type="float">
            <text:p>87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3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2" calcext:value-type="float">
            <text:p>8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3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3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1" calcext:value-type="float">
            <text:p>6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4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8" calcext:value-type="float">
            <text:p>8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4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2" calcext:value-type="float">
            <text:p>34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80" calcext:value-type="float">
            <text:p>8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4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16" calcext:value-type="float">
            <text:p>7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4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61" calcext:value-type="float">
            <text:p>6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5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23" calcext:value-type="float">
            <text:p>62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5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5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926" calcext:value-type="float">
            <text:p>9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5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62" calcext:value-type="float">
            <text:p>8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1" calcext:value-type="float">
            <text:p>7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6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70" calcext:value-type="float">
            <text:p>8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08" calcext:value-type="float">
            <text:p>5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5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405" calcext:value-type="float">
            <text:p>4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6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8" calcext:value-type="float">
            <text:p>5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67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6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6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61" calcext:value-type="float">
            <text:p>4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8" calcext:value-type="float">
            <text:p>7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7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902" calcext:value-type="float">
            <text:p>9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7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72" calcext:value-type="float">
            <text:p>7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7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7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72" calcext:value-type="float">
            <text:p>87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8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88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75" calcext:value-type="float">
            <text:p>5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98" calcext:value-type="float">
            <text:p>8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5" calcext:value-type="float">
            <text:p>78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8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8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4" calcext:value-type="float">
            <text:p>8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8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8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45" calcext:value-type="float">
            <text:p>3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3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816" calcext:value-type="float">
            <text:p>81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894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03" calcext:value-type="float">
            <text:p>7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89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47" calcext:value-type="float">
            <text:p>6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896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784" calcext:value-type="float">
            <text:p>7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89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687" calcext:value-type="float">
            <text:p>6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89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29" calcext:value-type="float">
            <text:p>9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89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8" calcext:value-type="float">
            <text:p>33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0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89" calcext:value-type="float">
            <text:p>6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0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69" calcext:value-type="float">
            <text:p>7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95" calcext:value-type="float">
            <text:p>6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0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5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829" calcext:value-type="float">
            <text:p>82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0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0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0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0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43" calcext:value-type="float">
            <text:p>6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2" calcext:value-type="float">
            <text:p>56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1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1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1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1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939" calcext:value-type="float">
            <text:p>9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19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97" calcext:value-type="float">
            <text:p>5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0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583" calcext:value-type="float">
            <text:p>5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21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22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3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31" calcext:value-type="float">
            <text:p>6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2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78" calcext:value-type="float">
            <text:p>47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26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2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2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2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43" calcext:value-type="float">
            <text:p>8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3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3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37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38</text:p>
          </table:table-cell>
          <table:table-cell office:value-type="string" calcext:value-type="string">
            <text:p>обществознание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3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41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4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44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4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91" calcext:value-type="float">
            <text:p>69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4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48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98" calcext:value-type="float">
            <text:p>39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49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10" calcext:value-type="float">
            <text:p>81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2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3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5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601" calcext:value-type="float">
            <text:p>60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5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5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76" calcext:value-type="float">
            <text:p>67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5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5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5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0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87" calcext:value-type="float">
            <text:p>5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6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62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60" calcext:value-type="float">
            <text:p>56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64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65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66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6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6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889" calcext:value-type="float">
            <text:p>8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69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1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В</text:p>
          </table:table-cell>
          <table:table-cell office:value-type="string" calcext:value-type="string">
            <text:p>Ученик 97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7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56" calcext:value-type="float">
            <text:p>55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7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В</text:p>
          </table:table-cell>
          <table:table-cell office:value-type="string" calcext:value-type="string">
            <text:p>Ученик 97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7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453" calcext:value-type="float">
            <text:p>45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78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547" calcext:value-type="float">
            <text:p>54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7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80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1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</text:p>
          </table:table-cell>
          <table:table-cell office:value-type="string" calcext:value-type="string">
            <text:p>Ученик 982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567" calcext:value-type="float">
            <text:p>56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3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768" calcext:value-type="float">
            <text:p>7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4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37" calcext:value-type="float">
            <text:p>83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5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869" calcext:value-type="float">
            <text:p>86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86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628" calcext:value-type="float">
            <text:p>62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87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ел</text:p>
          </table:table-cell>
          <table:table-cell office:value-type="string" calcext:value-type="string">
            <text:p>Ученик 988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89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930" calcext:value-type="float">
            <text:p>93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0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09" calcext:value-type="float">
            <text:p>30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1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2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3</text:p>
          </table:table-cell>
          <table:table-cell office:value-type="string" calcext:value-type="string">
            <text:p>биология</text:p>
          </table:table-cell>
          <table:table-cell table:style-name="ce2" office:value-type="float" office:value="683" calcext:value-type="float">
            <text:p>68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994</text:p>
          </table:table-cell>
          <table:table-cell office:value-type="string" calcext:value-type="string">
            <text:p>информатика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 </text:p>
          </table:table-cell>
          <table:table-cell office:value-type="string" calcext:value-type="string">
            <text:p>Ученик 995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В</text:p>
          </table:table-cell>
          <table:table-cell office:value-type="string" calcext:value-type="string">
            <text:p>Ученик 996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7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З</text:p>
          </table:table-cell>
          <table:table-cell office:value-type="string" calcext:value-type="string">
            <text:p>Ученик 998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З</text:p>
          </table:table-cell>
          <table:table-cell office:value-type="string" calcext:value-type="string">
            <text:p>Ученик 999</text:p>
          </table:table-cell>
          <table:table-cell office:value-type="string" calcext:value-type="string">
            <text:p>физика 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ЮЗ</text:p>
          </table:table-cell>
          <table:table-cell office:value-type="string" calcext:value-type="string">
            <text:p>Ученик 1000</text:p>
          </table:table-cell>
          <table:table-cell office:value-type="string" calcext:value-type="string">
            <text:p>физкультура</text:p>
          </table:table-cell>
          <table:table-cell table:style-name="ce2" office:value-type="float" office:value="844" calcext:value-type="float">
            <text:p>844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"/>
          <table:table-cell table:number-columns-repeated="57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6"/>
          <table:table-cell table:style-name="ce10"/>
          <table:table-cell table:style-name="ce4"/>
          <table:table-cell table:number-columns-repeated="56"/>
        </table:table-row>
        <table:table-row table:style-name="ro1" table:number-rows-repeated="1047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08:30:45.9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creation-date>2019-04-03T13:17:31</meta:creation-date>
    <dc:date>2024-03-07T08:31:57.104000000</dc:date>
    <meta:editing-duration>PT3M47S</meta:editing-duration>
    <meta:editing-cycles>3</meta:editing-cycles>
    <meta:generator>LibreOffice/7.6.3.2$Windows_X86_64 LibreOffice_project/29d686fea9f6705b262d369fede658f824154cc0</meta:generator>
    <meta:document-statistic meta:table-count="3" meta:cell-count="4004" meta:object-count="0"/>
  </office:meta>
</office:document-meta>
</file>